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ucida Grande" svg:font-family="'Lucida Grande'"/>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text-properties style:font-name="Times" fo:font-size="11pt"/>
    </style:style>
    <style:style style:name="P2" style:family="paragraph" style:parent-style-name="Standard">
      <style:text-properties style:font-name="Lucida Grande" fo:font-size="11pt"/>
    </style:style>
    <style:style style:name="P3" style:family="paragraph" style:parent-style-name="Standard">
      <style:paragraph-properties fo:margin-left="1.251cm" fo:margin-right="0cm" fo:text-indent="0cm" style:auto-text-indent="false"/>
      <style:text-properties style:font-name="Times" fo:font-size="11pt"/>
    </style:style>
    <style:style style:name="P4" style:family="paragraph" style:parent-style-name="Standard">
      <style:paragraph-properties fo:margin-left="2.501cm" fo:margin-right="0cm" fo:text-indent="0cm" style:auto-text-indent="false"/>
      <style:text-properties style:font-name="Times" fo:font-size="11pt"/>
    </style:style>
    <style:style style:name="P5" style:family="paragraph" style:parent-style-name="Standard">
      <style:paragraph-properties fo:margin-left="2.501cm" fo:margin-right="0cm" fo:text-indent="0cm" style:auto-text-indent="false"/>
      <style:text-properties fo:color="#222222" style:font-name="Times" fo:font-size="11pt"/>
    </style:style>
    <style:style style:name="P6" style:family="paragraph" style:parent-style-name="Standard">
      <style:paragraph-properties fo:margin-left="2.501cm" fo:margin-right="0cm" fo:text-indent="0cm" style:auto-text-indent="false"/>
      <style:text-properties fo:color="#000000" style:font-name="Arial" fo:font-size="9pt"/>
    </style:style>
    <style:style style:name="P7" style:family="paragraph" style:parent-style-name="Standard">
      <style:paragraph-properties fo:margin-left="1.905cm" fo:margin-right="0cm" fo:text-indent="0cm" style:auto-text-indent="false"/>
      <style:text-properties style:font-name="Cambria" fo:font-size="11pt"/>
    </style:style>
    <style:style style:name="P8" style:family="paragraph" style:parent-style-name="Standard">
      <style:paragraph-properties fo:margin-left="1.905cm" fo:margin-right="0cm" fo:text-indent="0cm" style:auto-text-indent="false"/>
      <style:text-properties style:font-name="Arial" fo:font-size="7.5pt"/>
    </style:style>
    <style:style style:name="P9" style:family="paragraph" style:parent-style-name="Standard">
      <style:paragraph-properties fo:margin-left="3.752cm" fo:margin-right="0cm" fo:text-indent="0cm" style:auto-text-indent="false"/>
      <style:text-properties style:font-name="Times" fo:font-size="11pt"/>
    </style:style>
    <style:style style:name="P10" style:family="paragraph" style:parent-style-name="Standard">
      <style:text-properties style:font-name="Times" fo:font-size="11pt" fo:font-weight="bold"/>
    </style:style>
    <style:style style:name="P11" style:family="paragraph" style:parent-style-name="Standard">
      <style:paragraph-properties fo:text-align="center" style:justify-single-word="false"/>
      <style:text-properties style:font-name="Times" fo:font-size="11pt" fo:font-weight="bold"/>
    </style:style>
    <style:style style:name="P12" style:family="paragraph" style:parent-style-name="Standard">
      <style:paragraph-properties fo:margin-left="2.501cm" fo:margin-right="0cm" fo:text-indent="0cm" style:auto-text-indent="false"/>
      <style:text-properties style:font-name="Times" fo:font-size="11pt"/>
    </style:style>
    <style:style style:name="P13" style:family="paragraph" style:parent-style-name="Standard">
      <style:paragraph-properties fo:margin-left="2.501cm" fo:margin-right="0cm" fo:text-indent="0cm" style:auto-text-indent="false"/>
      <style:text-properties style:font-name="Times" fo:font-size="11pt" fo:font-weight="bold"/>
    </style:style>
    <style:style style:name="P14" style:family="paragraph" style:parent-style-name="Standard">
      <style:paragraph-properties fo:margin-left="2.501cm" fo:margin-right="0cm" fo:text-indent="0cm" style:auto-text-indent="false"/>
      <style:text-properties style:font-name="Times" fo:font-size="11pt" fo:font-style="italic"/>
    </style:style>
    <style:style style:name="P15" style:family="paragraph" style:parent-style-name="Standard">
      <style:paragraph-properties fo:margin-left="2.501cm" fo:margin-right="0cm" fo:text-indent="0cm" style:auto-text-indent="false"/>
      <style:text-properties fo:color="#222222" style:font-name="Times" fo:font-size="11pt" fo:letter-spacing="normal"/>
    </style:style>
    <style:style style:name="P16" style:family="paragraph" style:parent-style-name="Standard">
      <style:paragraph-properties fo:margin-left="1.251cm" fo:margin-right="0cm" fo:text-indent="0cm" style:auto-text-indent="false"/>
      <style:text-properties style:font-name="Times" fo:font-size="11pt"/>
    </style:style>
    <style:style style:name="P17" style:family="paragraph" style:parent-style-name="Standard">
      <style:paragraph-properties fo:margin-left="0cm" fo:margin-right="0cm" fo:text-indent="1.27cm" style:auto-text-indent="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font-style="italic"/>
    </style:style>
    <style:style style:name="T4" style:family="text">
      <style:text-properties fo:letter-spacing="normal"/>
    </style:style>
    <style:style style:name="T5" style:family="text">
      <style:text-properties fo:letter-spacing="normal" fo:font-style="italic"/>
    </style:style>
    <style:style style:name="T6" style:family="text">
      <style:text-properties fo:letter-spacing="normal" fo:font-style="italic" style:text-underline-style="solid" style:text-underline-width="auto" style:text-underline-color="font-color"/>
    </style:style>
    <style:style style:name="T7" style:family="text">
      <style:text-properties fo:color="#000000"/>
    </style:style>
    <style:style style:name="T8" style:family="text">
      <style:text-properties fo:color="#000000" style:font-name="Times" fo:font-size="11pt"/>
    </style:style>
    <style:style style:name="T9" style:family="text">
      <style:text-properties fo:color="#000000" style:font-name="Arial" fo:font-size="9pt" fo:letter-spacing="normal"/>
    </style:style>
    <style:style style:name="T10" style:family="text">
      <style:text-properties fo:color="#000000" style:font-name="Arial" fo:font-size="9pt" fo:letter-spacing="normal" fo:font-style="italic"/>
    </style:style>
    <style:style style:name="T11" style:family="text">
      <style:text-properties fo:color="#000000" style:font-name="Arial" fo:font-size="9pt" fo:letter-spacing="normal" fo:font-style="italic" style:text-underline-style="solid" style:text-underline-width="auto" style:text-underline-color="font-color"/>
    </style:style>
    <style:style style:name="T12" style:family="text">
      <style:text-properties fo:color="#222222"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2"> </text:p>
      <text:p text:style-name="P10"/>
      <text:p text:style-name="P10">Grading</text:p>
      <text:p text:style-name="P1">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text:soft-page-break/>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1">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1">3.<text:tab/>Your final grade will be the average of the Class Performance grade (#1) and your individual contribution grade (#2)</text:p>
      <text:p text:style-name="P2"> </text:p>
      <text:p text:style-name="P10"/>
      <text:p text:style-name="P1"><text:span text:style-name="T1">Answer Template</text:span> (Insert after <text:span text:style-name="T2">each</text:span> question BEFORE answering):</text:p>
      <text:p text:style-name="P1"/>
      <text:p text:style-name="P1">ANS. &lt;Question #&gt;: <text:s/></text:p>
      <text:p text:style-name="P3">Pivotal Tracker URL: <text:s/>&lt;Pivotal Tracer URL&gt;</text:p>
      <text:p text:style-name="P3">Owner Name: <text:s/>&lt;Owner Name&gt;</text:p>
      <text:p text:style-name="P3">Initial Answer:</text:p>
      <text:p text:style-name="P4">&lt;Initial Answer&gt;</text:p>
      <text:p text:style-name="P4">&lt;References&gt;</text:p>
      <text:p text:style-name="P4"/>
      <text:p text:style-name="P3">Collaborators: <text:s/>&lt;Collaborator names&gt;</text:p>
      <text:p text:style-name="P3">Collaborator URL: <text:s/>&lt;Hangout on Air URL&gt;</text:p>
      <text:p text:style-name="P3">Collaborator Comments:</text:p>
      <text:p text:style-name="P4">&lt;Comment, Name&gt;<text:line-break/>&lt;Comment, Name&gt; <text:s/>&lt;etc.&gt;</text:p>
      <text:p text:style-name="P3">Updated Answer:</text:p>
      <text:p text:style-name="P4">&lt;Updated Answer&gt;</text:p>
      <text:p text:style-name="P4">&lt;Additional References&gt;</text:p>
      <text:p text:style-name="P4"/>
      <text:p text:style-name="P3">Reviewer: <text:s/>&lt;Reviewer Names&gt;</text:p>
      <text:p text:style-name="P3">Review URL: <text:s/>&lt;Hangout on Air URL&gt;</text:p>
      <text:p text:style-name="P3">Reviewer Comments:</text:p>
      <text:p text:style-name="P4">&lt;Comment, Name&gt;</text:p>
      <text:p text:style-name="P4">&lt;Comment, Name&gt; <text:s/>&lt;etc.&gt;</text:p>
      <text:p text:style-name="P3">Updated Answer:</text:p>
      <text:p text:style-name="P4">&lt;Updated Answer&gt;</text:p>
      <text:p text:style-name="P4">&lt;Additional References&gt;</text:p>
      <text:p text:style-name="P4"/>
      <text:p text:style-name="P3">Refactors:</text:p>
      <text:p text:style-name="P4">&lt;Comment, Name&gt;</text:p>
      <text:p text:style-name="P4">&lt;Updated Answer&gt;</text:p>
      <text:p text:style-name="P4"><text:soft-page-break/>&lt;Additional References&gt;</text:p>
      <text:p text:style-name="P4"/>
      <text:p text:style-name="P4">&lt;Comment, Name&gt;</text:p>
      <text:p text:style-name="P4">&lt;Updated Answer&gt;</text:p>
      <text:p text:style-name="P4">&lt;Additional References&gt; &lt;for each refactor&gt;</text:p>
      <text:p text:style-name="P4"/>
      <text:p text:style-name="P4"/>
      <text:p text:style-name="P10">Note that I have inserted the template already for Question 1.<text:line-break/>Fill in the designated areas as appropriate, delete any parts that don't apply, and keep the formatting intact</text:p>
      <text:p text:style-name="P10">QUESTIONS</text:p>
      <text:p text:style-name="P1">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1">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1">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p>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1">6.<text:tab/>Kent Beck, one of the original signers of the Agile Manifesto, is the founder of Extreme <text:soft-page-break/>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1">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1">ANS. &lt;Question 9&gt;: <text:s/></text:p>
      <text:p text:style-name="P3">Pivotal Tracker URL: <text:s/>https://www.pivotaltracker.com/story/show/94021086</text:p>
      <text:p text:style-name="P3">Owner Name: <text:s/>Chris Maltzan</text:p>
      <text:p text:style-name="P3">Initial Answer:</text:p>
      <text:p text:style-name="P4">&lt;Initial Answer&gt;</text:p>
      <text:p text:style-name="P4">&lt;References&gt;</text:p>
      <text:p text:style-name="P4"/>
      <text:p text:style-name="P3">Collaborators: <text:s/>&lt;Collaborator names&gt;</text:p>
      <text:p text:style-name="P3">Collaborator URL: <text:s/>&lt;Hangout on Air URL&gt;</text:p>
      <text:p text:style-name="P3">Collaborator Comments:</text:p>
      <text:p text:style-name="P4">&lt;Comment, Name&gt;<text:line-break/>&lt;Comment, Name&gt; <text:s/>&lt;etc.&gt;</text:p>
      <text:p text:style-name="P3">Updated Answer:</text:p>
      <text:p text:style-name="P4">&lt;Updated Answer&gt;</text:p>
      <text:p text:style-name="P4">&lt;Additional References&gt;</text:p>
      <text:p text:style-name="P4"/>
      <text:p text:style-name="P3">Reviewer: <text:s/>&lt;Reviewer Names&gt;</text:p>
      <text:p text:style-name="P3">Review URL: <text:s/>&lt;Hangout on Air URL&gt;</text:p>
      <text:p text:style-name="P3">Reviewer Comments:</text:p>
      <text:p text:style-name="P4">&lt;Comment, Name&gt;</text:p>
      <text:p text:style-name="P4">&lt;Comment, Name&gt; <text:s/>&lt;etc.&gt;</text:p>
      <text:p text:style-name="P3">Updated Answer:</text:p>
      <text:p text:style-name="P4">&lt;Updated Answer&gt;</text:p>
      <text:p text:style-name="P4">&lt;Additional References&gt;</text:p>
      <text:p text:style-name="P4"/>
      <text:p text:style-name="P3">Refactors:</text:p>
      <text:p text:style-name="P4">&lt;Comment, Name&gt;</text:p>
      <text:p text:style-name="P4">&lt;Updated Answer&gt;</text:p>
      <text:p text:style-name="P4">&lt;Additional References&gt;</text:p>
      <text:p text:style-name="P4"/>
      <text:p text:style-name="P4">&lt;Comment, Name&gt;</text:p>
      <text:p text:style-name="P4"><text:soft-page-break/>&lt;Updated Answer&gt;</text:p>
      <text:p text:style-name="P4">&lt;Additional References&gt; &lt;for each refactor&gt;</text:p>
      <text:p text:style-name="P3"/>
      <text:p text:style-name="P3"/>
      <text:p text:style-name="P3"/>
      <text:p text:style-name="P1">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1"/>
      <text:p text:style-name="P1">ANS. &lt;Question 10&gt;: <text:s/></text:p>
      <text:p text:style-name="P3">Pivotal Tracker URL: <text:s/><text:a xlink:type="simple" xlink:href="https://www.pivotaltracker.com/n/projects/1339742">https://www.pivotaltracker.com/n/projects/1339742</text:a></text:p>
      <text:p text:style-name="P3">Owner Name: <text:s/>Matthew Matyus</text:p>
      <text:p text:style-name="P7">A) Pair programming is the practice of two software developers working on the same code together. One person drives (the driver) the development and the other person (the observer) watches and double-checks their work.</text:p>
      <text:p text:style-name="P7">B) The advantages are the chances of errors in your code decreases. Also, the developers are forced to be in direct communication and they will share more knowledge with each other including programming idioms and best practices.</text:p>
      <text:p text:style-name="P7">C) The main issue with Pair Programming is it is very costly. Hiring two per people per feature carries a lot of overhead.</text:p>
      <text:p text:style-name="P7">D) Promiscuous pairing is the process of enforcing every developer in your team to pair up. This process increases the overall communications and knowledge of your development teams. Overall, the process of promiscuous pairing is beneficial to your company.</text:p>
      <text:p text:style-name="P7">E) The quote is used to demonstrate the importance of teamwork and to discourage people from working alone selfishly. If you work very hard for yourself and perform well you still cannot be considered a winner if your team loses. Likewise, you are still considered succesful if your team completes all of its goals. </text:p>
      <text:p text:style-name="P7"/>
      <text:p text:style-name="P8">Armando Fox, David Patterson (2013) <text:span text:style-name="T3">Engineering Software as a Service: An Agile Approach Using Cloud Computing</text:span>, : Strawberry Canyon LLC.</text:p>
      <text:p text:style-name="P7"/>
      <text:p text:style-name="P3"/>
      <text:p text:style-name="P1">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p>
      <text:p text:style-name="P1">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1">13.<text:tab/>For each of <text:s/>the following workstyles: <text:s/>Rational Extrovert, Rational Introvert, Intuitive Extrovert and Intuitive Introvert:</text:p>
      <text:p text:style-name="P3"><text:soft-page-break/>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1">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p>
      <text:p text:style-name="P1">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1">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1">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1">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1">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text:soft-page-break/>f.<text:tab/>Describe the 'flash', and explain when and how it is used.</text:p>
      <text:p text:style-name="P3">g.<text:tab/>Describe the session hash, and explain when and how it is used.</text:p>
      <text:p text:style-name="P1">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p>
      <text:p text:style-name="P1">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p>
      <text:p text:style-name="P1">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1">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1">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p>
      <text:p text:style-name="P1">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text:soft-page-break/>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1">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1">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ANS. #31: <text:s/></text:p>
      <text:p text:style-name="P3">Pivotal Tracker URL: <text:s/>https://www.pivotaltracker.com/n/projects/1339742/stories/94019524</text:p>
      <text:p text:style-name="P3">Owner Name: <text:s/>Apeksha Pawar</text:p>
      <text:p text:style-name="P3">Initial Answer:</text:p>
      <text:p text:style-name="Standard"><text:line-break/>a. The five R’s of bug fxing are: <text:line-break/><text:tab/>1. Reporting a bug – any stakeholder may find and report a bug in the server-side or client-side SaaS code.<text:line-break/><text:tab/>2. Reproducing the problem, or else Reclassifying it as “not a bug” or “won’t be fixed” –A member of the development or QA team must then reproduce the bug, documenting the environment and steps necessary to trigger it.<text:line-break/><text:tab/>3. create a Regression test that demonstrates the bug.<text:line-break/><text:tab/>4. Repairing the bug<text:line-break/><text:tab/>5. Releasing the repaired code</text:p>
      <text:p text:style-name="Standard">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p>
      <text:p text:style-name="Standard">c. If the conflict continues, then the project manager of the Plan-and-Document process can make the final decision. Once the decision is made, the teams need to embrace it and move <text:soft-page-break/>ahead. The resolution ‘disagree and commit’ means that even though the team members might not agree with the decision, they will commit to help.</text:p>
      <text:p text:style-name="Standard">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p>
      <text:p text:style-name="Standard">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p>
      <text:p text:style-name="Standard">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Standard">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4"/>
      <text:p text:style-name="P3">Collaborators: <text:s/>&lt;Collaborator names&gt;</text:p>
      <text:p text:style-name="P3">Collaborator URL: <text:s/>&lt;Hangout on Air URL&gt;</text:p>
      <text:p text:style-name="P3">Collaborator Comments:</text:p>
      <text:p text:style-name="P4">&lt;Comment, Name&gt;<text:line-break/>&lt;Comment, Name&gt; <text:s/>&lt;etc.&gt;</text:p>
      <text:p text:style-name="P3">Updated Answer:</text:p>
      <text:p text:style-name="P4">&lt;Updated Answer&gt;</text:p>
      <text:p text:style-name="P4">&lt;Additional References&gt;</text:p>
      <text:p text:style-name="P4"/>
      <text:p text:style-name="P3">Reviewer: <text:s/>&lt;Reviewer Names&gt;</text:p>
      <text:p text:style-name="P3">Review URL: <text:s/>&lt;Hangout on Air URL&gt;</text:p>
      <text:p text:style-name="P3">Reviewer Comments:</text:p>
      <text:p text:style-name="P4">&lt;Comment, Name&gt;</text:p>
      <text:p text:style-name="P4">&lt;Comment, Name&gt; <text:s/>&lt;etc.&gt;</text:p>
      <text:p text:style-name="P3">Updated Answer:</text:p>
      <text:p text:style-name="P4">&lt;Updated Answer&gt;</text:p>
      <text:p text:style-name="P4">&lt;Additional References&gt;</text:p>
      <text:p text:style-name="P4"/>
      <text:p text:style-name="P3"><text:soft-page-break/>Refactors:</text:p>
      <text:p text:style-name="P4">&lt;Comment, Name&gt;</text:p>
      <text:p text:style-name="P4">&lt;Updated Answer&gt;</text:p>
      <text:p text:style-name="P4">&lt;Additional References&gt;</text:p>
      <text:p text:style-name="P4"/>
      <text:p text:style-name="P4">&lt;Comment, Name&gt;</text:p>
      <text:p text:style-name="P4">&lt;Updated Answer&gt;</text:p>
      <text:p text:style-name="P3">&lt;Additional References&gt; &lt;for each refactor&gt;</text:p>
      <text:p text:style-name="P1">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1">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1">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p>
      <text:p text:style-name="P1">36.<text:tab/>Answer the following:</text:p>
      <text:p text:style-name="P3">a.<text:tab/>What is the type of association in Rails that handles indirect relationships?</text:p>
      <text:p text:style-name="P3">b.<text:tab/>Given:</text:p>
      <text:p text:style-name="P9">Class Moviegoer</text:p>
      <text:p text:style-name="P9"><text:s text:c="2"/>has_many:reviews</text:p>
      <text:p text:style-name="P4">How can we establish an association that can give us the movies that a moviegoer has reviewed?</text:p>
      <text:p text:style-name="P3">c.<text:tab/>What is the RESTful way to create routes for associations?</text:p>
      <text:p text:style-name="P3"><text:soft-page-break/>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1">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1">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1">39.<text:tab/>Answer the following:</text:p>
      <text:p text:style-name="P3">a.<text:tab/>Explain in detail the meaning and reasoning behind the following slogans:</text:p>
      <text:p text:style-name="P4">•<text:tab/>Prefer Composition and Delegation over Inheritance.</text:p>
      <text:p text:style-name="P4">•<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4">•<text:tab/>Define and describe each of these design patterns (Observer, Composite, and Strategy).</text:p>
      <text:p text:style-name="P4">•<text:tab/>Explain where (i.e., what tier?) and how MVC is implemented in Ruby on Rails applications.</text:p>
      <text:p text:style-name="P3">c.<text:tab/>Define and describe one creational pattern, one structural pattern (other than Composite), and provide examples of each</text:p>
      <text:p text:style-name="P1">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text:tab/>Define and describe four general problems that can thwart productivity when SOLID principles are ignored.<text:line-break/>ANS #40: <text:s/></text:p>
      <text:p text:style-name="P3">Pivotal Tracker URL: <text:s/>https://www.pivotaltracker.com/n/projects/1339742/stories/94018824</text:p>
      <text:p text:style-name="P3">Owner Name: <text:s/>Apeksha Pawar</text:p>
      <text:p text:style-name="P3">Initial Answer:</text:p>
      <text:p text:style-name="Standard">a. SOLID principles are a set of 5 design principles that a clean code should follow. The motivation behind it is to minimize the cost of change. <text:s/>These 5 principles are –</text:p>
      <text:p text:style-name="P17">1. Single Responsibility principle – It says that a class should have one and only one reason to change. 2. Each responsibility is a possible axis of change and a change to one axis should not affect others.</text:p>
      <text:p text:style-name="P17">2. Open/Closed principle – It states that classes should be Open for extension, but closed for source allocation.</text:p>
      <text:p text:style-name="P17">3. Liskov substitution principle – it states that if a method works on an instance of type T, it should also work on any subtype of T which implies that substituting <text:s/>a subclass for a class should preserve correct program behavior.</text:p>
      <text:p text:style-name="P17"><text:soft-page-break/>4. Injection of dependencies – Collaborating classes whose implementation may vary at runtime should depend on an intermediate “injected” dependency.<text:line-break/>Demeter principle – Speak only to your friends and treat friends of friends as strangers.<text:line-break/></text:p>
      <text:p text:style-name="Standard">b. Principle: Single Responsibility Principle<text:line-break/>Symptom of Violation: Large class with poor Lack of Cohesion of Methods score and data clumps.<text:line-break/>Refactoring Action: Extract the class and move the methods<text:line-break/><text:line-break/>Principle: Open/Closed Principle<text:line-break/>Symptom of Violation: Conditional complexity, case based dispatcher<text:line-break/>Refactoring Action: Use Strategy or Template method possibly combined with Abstract factory pattern, use decorator to avoid explosion of subclasses.<text:line-break/><text:line-break/>Principle: Liskov Substitution Principle<text:line-break/>Symptom of Violation: Refused bequest: subclass destructively overrides an inherited method.<text:line-break/>Refactoring Action: Replace inheritance with delegation<text:line-break/><text:line-break/>Principle: Injection of Dependencies<text:line-break/>Symptom of Violation: Unit tests that require ad hoc stubbing to create seams; constructors that hardwire a call to another class’s constructor, rather than allowing runtime determination of which other class to use<text:line-break/>Refactoring Action: Inject a dependency on a shared interface to isolate the classes; use Adapter Façade, or proxy patterns as needed to make the interface uniform across variants.<text:line-break/><text:line-break/>Principle: Demeter Principle<text:line-break/>Symptom of Violation: Inappropriate intimacy; feature envy, mock train <text:bookmark text:name="_GoBack"/>wrecks<text:line-break/>Refactoring Action: Delegate behaviors and call the delegate method instead.</text:p>
      <text:p text:style-name="Standard">c. The four problems that can thwart productivity is SOLID principles are ignored are -<text:line-break/><text:tab/>1. Viscosity – it’s easier to fix a problem using a quick hack, even though you know that’s not the right thing to do.<text:line-break/><text:tab/>2. Immobility – it’s hard to be DRY and because the functionality you want to reuse is wired into the app in a way that makes extraction difficult.<text:line-break/><text:tab/>3. Needless repetition - <text:tab/>possibly as a consequence of immobility, the app has similar functionality duplicated in multiple places. As a result, a change in one part of the app often ripples to many other parts of the app, so that a small change in functionality requires a lot of little changes to code and tests, a process known as shotgun surgery.<text:line-break/><text:tab/>4. Needless complexity – the app’s design reflects generality that was inserted before it was needed.</text:p>
      <text:p text:style-name="P4"/>
      <text:p text:style-name="P4"/>
      <text:p text:style-name="P3">Collaborators: <text:s/>&lt;Collaborator names&gt;</text:p>
      <text:p text:style-name="P3">Collaborator URL: <text:s/>&lt;Hangout on Air URL&gt;</text:p>
      <text:p text:style-name="P3">Collaborator Comments:</text:p>
      <text:p text:style-name="P4">&lt;Comment, Name&gt;<text:line-break/>&lt;Comment, Name&gt; <text:s/>&lt;etc.&gt;</text:p>
      <text:p text:style-name="P3">Updated Answer:</text:p>
      <text:p text:style-name="P4">&lt;Updated Answer&gt;</text:p>
      <text:p text:style-name="P4">&lt;Additional References&gt;</text:p>
      <text:p text:style-name="P4"/>
      <text:p text:style-name="P3"><text:soft-page-break/>Reviewer: <text:s/>&lt;Reviewer Names&gt;</text:p>
      <text:p text:style-name="P3">Review URL: <text:s/>&lt;Hangout on Air URL&gt;</text:p>
      <text:p text:style-name="P3">Reviewer Comments:</text:p>
      <text:p text:style-name="P4">&lt;Comment, Name&gt;</text:p>
      <text:p text:style-name="P4">&lt;Comment, Name&gt; <text:s/>&lt;etc.&gt;</text:p>
      <text:p text:style-name="P3">Updated Answer:</text:p>
      <text:p text:style-name="P4">&lt;Updated Answer&gt;</text:p>
      <text:p text:style-name="P4">&lt;Additional References&gt;</text:p>
      <text:p text:style-name="P4"/>
      <text:p text:style-name="P3">Refactors:</text:p>
      <text:p text:style-name="P4">&lt;Comment, Name&gt;</text:p>
      <text:p text:style-name="P4">&lt;Updated Answer&gt;</text:p>
      <text:p text:style-name="P4">&lt;Additional References&gt;</text:p>
      <text:p text:style-name="P4"/>
      <text:p text:style-name="P4">&lt;Comment, Name&gt;</text:p>
      <text:p text:style-name="P4">&lt;Updated Answer&gt;</text:p>
      <text:p text:style-name="P4">&lt;Additional References&gt; &lt;for each refactor&gt;</text:p>
      <text:p text:style-name="P3"/>
      <text:p text:style-name="P1">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p>
      <text:p text:style-name="P1">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1"/>
      <text:p text:style-name="P1">ANS. &lt;Question 42&gt;: <text:s/></text:p>
      <text:p text:style-name="P3">Pivotal Tracker URL: <text:s/>https://www.pivotaltracker.com/story/show/94018396</text:p>
      <text:p text:style-name="P3">Owner Name: <text:s/>Chris Maltzan</text:p>
      <text:p text:style-name="P3">Initial Answer:</text:p>
      <text:p text:style-name="P4"/>
      <text:p text:style-name="P13">PART A</text:p>
      <text:p text:style-name="P4"/>
      <text:p text:style-name="P5"><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span><text:span text:style-name="T7"><text:line-break/><text:line-break/></text:span><text:span text:style-name="T4">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span><text:span text:style-name="T7"><text:line-break/><text:line-break/></text:span><text:span text:style-name="T4">A better solution is to perform the migration while the app is running, which will prevent any system downtime and can be done without users having any idea of the technical database modifications being made. The Rollout gem can help with this process by </text:span><text:soft-page-break/><text:span text:style-name="T4">assisting in the implementation of feature flags (Garvey, 2014). <text:s/>A feature flag is a "configuration variable whose value can be changed while the app is running to control which code paths in the app are executed" (p. 404, Fox &amp; Paterson, 2012). We can use feature flags as an indicator to designate whether or not a feature is currently active. This process involves six distinct steps:</text:span><text:span text:style-name="T7"><text:line-break/><text:line-break/></text:span><text:span text:style-name="T4">1) Our software is currently at version N. First we perform a migration to add new columns and tables. All of the code will still run perfectly as it did in the past and the code does not need to be modified at all. We are simply preparing the database to perform future tasks. One important column to add is a flag for whether or not a record has been migrated to the new schema.</text:span><text:span text:style-name="T7"><text:line-break/><text:line-break/></text:span><text:span text:style-name="T4">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span><text:span text:style-name="T7"><text:line-break/><text:line-break/></text:span><text:span text:style-name="T4">3) We can now deploy our code (Version N+1) to any appropriate servers (including github and production)</text:span><text:span text:style-name="T7"><text:line-break/><text:line-break/></text:span><text:span text:style-name="T4">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span><text:span text:style-name="T7"><text:line-break/><text:line-break/></text:span><text:span text:style-name="T4">5) Once all records are successfully migrated, we can remove the feature flag and the old code path that was active in version N. We can then deploy our code in version N+2.</text:span><text:span text:style-name="T7"><text:line-break/><text:line-break/></text:span><text:span text:style-name="T4">6) We can now perform one final migration to remove any old (and now unused) columns and tables from the database. If everything was done properly, this should have no effect on our application's behaviour at all.</text:span></text:p>
      <text:p text:style-name="P4"/>
      <text:p text:style-name="P15">PART B</text:p>
      <text:p text:style-name="P4"/>
      <text:p text:style-name="P4">Caching is simply using storage space to temporarily store data. This can happen at multiple different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For example, it is must faster to resolve a request in the client tier by simply loading a fully cached web page than it is to have to make actual data base queries and run any logic necessary to satisfy the HTTP request. While it is still necessary to be served the cached page, caching improves performance by circumventing the work needed to generate the page from scratch.</text:p>
      <text:p text:style-name="P4"/>
      <text:p text:style-name="P4">Below I will describe how caching can take place in the various tiers of a rails web app. Fox and Armando (2012) explained this succinctly in their text book, in order, starting with the user's browser in the client tier and ending with the database in the persistence tier:</text:p>
      <text:p text:style-name="P4"/>
      <text:p text:style-name="P4">- Client Tier: Web pages can be cached in the user's browser. Assuming the web page has not been modified since it was cached, the entire page can simply be reloaded from the browser cache.</text:p>
      <text:p text:style-name="P4"><text:soft-page-break/></text:p>
      <text:p text:style-name="P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4"/>
      <text:p text:style-name="P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 </text:p>
      <text:p text:style-name="P4"/>
      <text:p text:style-name="P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4"/>
      <text:p text:style-name="P4"/>
      <text:p text:style-name="P4"/>
      <text:p text:style-name="P4"><text:line-break/><text:span text:style-name="T1">PART C</text:span></text:p>
      <text:p text:style-name="P4"/>
      <text:p text:style-name="P4">Describe two sources of abusive queries and how to avoid them.<text:line-break/><text:line-break/>1. We can avoid the “N+1 queries” problem. This problem comes about when you are traversing an association and you perform N+1 queries rather than just a single query (Phabricator, 2015).</text:p>
      <text:p text:style-name="P4"/>
      <text:p text:style-name="P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4"/>
      <text:p text:style-name="P14">@male_users = Users.where(“gender = ?”, gen)</text:p>
      <text:p text:style-name="P14">@male_users.pets.each do |u|</text:p>
      <text:p text:style-name="P4"/>
      <text:p text:style-name="P4">The resulting data base queries would looks something like this:</text:p>
      <text:p text:style-name="P4"/>
      <text:p text:style-name="P14">SELECT * FROM user WHERE gender='male'</text:p>
      <text:p text:style-name="P14">SELECT * FROM pet WHERE <text:s/>userID='1'</text:p>
      <text:p text:style-name="P14">SELECT * FROM pet WHERE <text:s/>userID='2'</text:p>
      <text:p text:style-name="P14">...</text:p>
      <text:p text:style-name="P14">SELECT * FROM pet WHERE <text:s/>userID='N'</text:p>
      <text:p text:style-name="P4"/>
      <text:p text:style-name="P4">As you can see, the result is that we will be left with N+1 queries. Lecture 19 of the UC Berkley course at 35 minutes in explains a possible solution, however, to this problem. If we replace the first query with the impoved query below, we can save N queries to the <text:soft-page-break/>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4"/>
      <text:p text:style-name="P14">@male_users = Users.where(“gender = ?”, gen).includes(:gender)</text:p>
      <text:p text:style-name="P4"/>
      <text:p text:style-name="P4">2. Another source of abusive queries can come from table scans. We can avoid full table scans (which are linear) by using indices judiciously. <text:s/>Lecture 19 of the UC Berkley course at 43 minutes in discussed how we can use indices in order to decrease the load on the database from unnecessarily burdensome queries. Given the following line of code:</text:p>
      <text:p text:style-name="P4"/>
      <text:p text:style-name="P14">User.where(“name = 'Chris'”)</text:p>
      <text:p text:style-name="P4"/>
      <text:p text:style-name="P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4"/>
      <text:p text:style-name="P13">PART D</text:p>
      <text:p text:style-name="P4"/>
      <text:p text:style-name="P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text:span text:style-name="T12">, Fox &amp; Paterson, 2012</text:span>). The restarting of processes can be done one process at a time quietly in the background without users ever noticing that it is happening. </text:p>
      <text:p text:style-name="P4"/>
      <text:p text:style-name="P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4"/>
      <text:p text:style-name="P6"><text:span text:style-name="T4">Fox, A., Patterson, D. (2014) </text:span><text:span text:style-name="T5">Engineering Software as a Service an Agile Approach Using Cloud Computing</text:span><text:span text:style-name="T4">, San Francisco CA: Strawberry Canyon LLC.</text:span><text:span text:style-name="T8"> <text:line-break/> </text:span></text:p>
      <text:p text:style-name="P4"/>
      <text:p text:style-name="P4"/>
      <text:p text:style-name="P4"/>
      <text:p text:style-name="P4"/>
      <text:p text:style-name="P4"><text:span text:style-name="T9">Fox, A., Patterson, D. (2012) </text:span><text:span text:style-name="T10">CS 169 - Software Engineering, </text:span><text:span text:style-name="T9">Available at:</text:span><text:a xlink:type="simple" xlink:href="http://www.infocobuild.com/education/audio-video-courses/computer-science/CS169-Fall2012-Berkeley/lecture-19.html">http://www.infocobuild.com/education/audio-video-courses/computer-science/CS169-Fall2012-Berkeley/lecture-19.html</text:a><text:span text:style-name="T11"> </text:span><text:span text:style-name="T9">(Accessed: 5/10/2015).</text:span> </text:p>
      <text:p text:style-name="P4"/>
      <text:p text:style-name="P6"><text:span text:style-name="T4">Garvey, L. (2014) </text:span><text:span text:style-name="T5">Feature Flags on Rails, </text:span><text:span text:style-name="T4">Available at:</text:span><text:a xlink:type="simple" xlink:href="https://www.reinteractive.net/posts/221-feature-flags-on-rails"><text:span text:style-name="T8">https://www.reinteractive.net/posts/221-feature-flags-on-rails</text:span></text:a><text:span text:style-name="T6"> </text:span><text:span text:style-name="T4">(Accessed: 5/10/2015).</text:span><text:span text:style-name="T8"> </text:span></text:p>
      <text:p text:style-name="P4"/>
      <text:p text:style-name="P6"><text:span text:style-name="T4">Phabricator (2015) </text:span><text:span text:style-name="T5">Performance: N+1 Query Problem, </text:span><text:span text:style-name="T4">Available </text:span><text:soft-page-break/><text:span text:style-name="T4">at:</text:span><text:a xlink:type="simple" xlink:href="https://secure.phabricator.com/book/phabcontrib/article/n_plus_one/"><text:span text:style-name="T8">https://secure.phabricator.com/book/phabcontrib/article/n_plus_one/</text:span></text:a><text:span text:style-name="T6"> </text:span><text:span text:style-name="T4">(Accessed: 5/10/2015).</text:span><text:span text:style-name="T8"> </text:span></text:p>
      <text:p text:style-name="P4"/>
      <text:p text:style-name="P6"><text:span text:style-name="T4">Rails Guides (2014) </text:span><text:span text:style-name="T5">Caching with Rails: An overview, </text:span><text:span text:style-name="T4">Available at:</text:span><text:a xlink:type="simple" xlink:href="http://guides.rubyonrails.org/caching_with_rails.html"><text:span text:style-name="T8">http://guides.rubyonrails.org/caching_with_rails.html</text:span></text:a><text:span text:style-name="T6"> </text:span><text:span text:style-name="T4">(Accessed: 5/10/2015).</text:span><text:span text:style-name="T8"> </text:span></text:p>
      <text:p text:style-name="P4"/>
      <text:p text:style-name="P3">Collaborators: <text:s/>&lt;Collaborator names&gt;</text:p>
      <text:p text:style-name="P3">Collaborator URL: <text:s/>&lt;Hangout on Air URL&gt;</text:p>
      <text:p text:style-name="P3">Collaborator Comments:</text:p>
      <text:p text:style-name="P4">&lt;Comment, Name&gt;<text:line-break/>&lt;Comment, Name&gt; <text:s/>&lt;etc.&gt;</text:p>
      <text:p text:style-name="P3">Updated Answer:</text:p>
      <text:p text:style-name="P4">&lt;Updated Answer&gt;</text:p>
      <text:p text:style-name="P4">&lt;Additional References&gt;</text:p>
      <text:p text:style-name="P4"/>
      <text:p text:style-name="P3">Reviewer: <text:s/>&lt;Reviewer Names&gt;</text:p>
      <text:p text:style-name="P3">Review URL: <text:s/>&lt;Hangout on Air URL&gt;</text:p>
      <text:p text:style-name="P3">Reviewer Comments:</text:p>
      <text:p text:style-name="P4">&lt;Comment, Name&gt;</text:p>
      <text:p text:style-name="P4">&lt;Comment, Name&gt; <text:s/>&lt;etc.&gt;</text:p>
      <text:p text:style-name="P3">Updated Answer:</text:p>
      <text:p text:style-name="P4">&lt;Updated Answer&gt;</text:p>
      <text:p text:style-name="P4">&lt;Additional References&gt;</text:p>
      <text:p text:style-name="P4"/>
      <text:p text:style-name="P3">Refactors:</text:p>
      <text:p text:style-name="P4">&lt;Comment, Name&gt;</text:p>
      <text:p text:style-name="P4">&lt;Updated Answer&gt;</text:p>
      <text:p text:style-name="P4">&lt;Additional References&gt;</text:p>
      <text:p text:style-name="P4"/>
      <text:p text:style-name="P4">&lt;Comment, Name&gt;</text:p>
      <text:p text:style-name="P4">&lt;Updated Answer&gt;</text:p>
      <text:p text:style-name="P13">&lt;Additional References&gt; &lt;for each refactor&gt;</text:p>
      <text:p text:style-name="P10">LAST QUESTION</text:p>
      <text:p text:style-name="P1">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1"/>
      <text:p text:style-name="P2"> </text:p>
      <text:p text:style-name="P10"><text:soft-page-break/></text:p>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
      <text:p text:style-name="P1">What is your decision? <text:s/>_____________________</text:p>
      <text:p text:style-name="P2"> </text:p>
      <text:p text:style-name="P1"/>
      <text:p text:style-name="P10"><text:line-break/></text:p>
      <text:p text:style-name="P10">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soft-page-break/>•<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oft-page-break/><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text:soft-page-break/>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2">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2">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2">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2">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Cambria" svg:font-family="Cambria"/>
    <style:font-face style:name="Lucida Grande" svg:font-family="'Lucida Grande'"/>
    <style:font-face style:name="Times" svg:font-family="Times"/>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1T18:57:41</dc:date>
    <meta:editing-duration>P0D</meta:editing-duration>
    <meta:editing-cycles>1</meta:editing-cycles>
    <meta:document-statistic meta:table-count="0" meta:image-count="0" meta:object-count="0" meta:page-count="22" meta:paragraph-count="673" meta:word-count="9338" meta:character-count="57062" meta:non-whitespace-character-count="47607"/>
  </office:meta>
</office:document-meta>
</file>